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8" table:number-columns-repeated="2"/>
          <table:table-cell table:style-name="ce28" office:value-type="string">
            <text:p>GPS</text:p>
          </table:table-cell>
          <table:table-cell table:style-name="ce28" office:value-type="string">
            <text:p>concate</text:p>
          </table:table-cell>
          <table:table-cell table:style-name="ce28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4_22-29-47_001.jpg</text:p>
          </table:table-cell>
          <table:table-cell table:style-name="ce15" office:value-type="string">
            <text:p>:m Other / やること / 寝る前 / 通常 (orig=2019-11-24_22-29-47_000.jpg)</text:p>
          </table:table-cell>
          <table:table-cell table:style-name="ce3"/>
          <table:table-cell table:style-name="ce3"/>
          <table:table-cell table:style-name="ce3" office:value-type="string">
            <text:p>N-35-35-28.48 E-139-34-49.54</text:p>
          </table:table-cell>
          <table:table-cell table:style-name="ce29" table:formula="of:=IF([.E2]=&quot;&quot;;[.C2];CONCATENATE([.C2];&quot; / &quot;;[.E2]))" office:value-type="string" office:string-value=":m Other / やること / 寝る前 / 通常 (orig=2019-11-24_22-29-47_000.jpg)">
            <text:p>:m Other / やること / 寝る前 / 通常 (orig=2019-11-24_22-29-47_000.jpg)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7_09-42-27_000.jpg</text:p>
          </table:table-cell>
          <table:table-cell table:style-name="ce19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7 E-139-34-49.6</text:p>
          </table:table-cell>
          <table:table-cell table:style-name="ce29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7_11-14-30_000.jpg</text:p>
          </table:table-cell>
          <table:table-cell table:style-name="ce19" office:value-type="string">
            <text:p>:m 食べた物</text:p>
          </table:table-cell>
          <table:table-cell table:style-name="ce22"/>
          <table:table-cell table:style-name="ce3"/>
          <table:table-cell table:style-name="ce3" office:value-type="string">
            <text:p>N-35-35-28.34 E-139-34-49.6</text:p>
          </table:table-cell>
          <table:table-cell table:style-name="ce29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7_14-55-29_000.jpg</text:p>
          </table:table-cell>
          <table:table-cell table:style-name="ce19" office:value-type="string">
            <text:p>:bookmemo / 読んだ本 / 『にっぽんの商人』 / 著者=イザヤ・ベンダサン、著、山本七平、訳</text:p>
          </table:table-cell>
          <table:table-cell table:style-name="ce21"/>
          <table:table-cell table:style-name="ce3"/>
          <table:table-cell table:style-name="ce3" office:value-type="string">
            <text:p>N-35-35-28.64 E-139-34-49.6</text:p>
          </table:table-cell>
          <table:table-cell table:style-name="ce29" table:formula="of:=IF([.E5]=&quot;&quot;;[.C5];CONCATENATE([.C5];&quot; / &quot;;[.E5]))" office:value-type="string" office:string-value=":bookmemo / 読んだ本 / 『にっぽんの商人』 / 著者=イザヤ・ベンダサン、著、山本七平、訳">
            <text:p>:bookmemo / 読んだ本 / 『にっぽんの商人』 / 著者=イザヤ・ベンダサン、著、山本七平、訳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1-27_18-07-45_000.jpg</text:p>
          </table:table-cell>
          <table:table-cell table:style-name="ce19" office:value-type="string">
            <text:p>:m music / log / gt / || s.1:memo,open-arpeggio,tune=KAKI-1,k.B || s.2:f-91,r,orig=g-1124-1,patt.n,R=1 || s.3:f-90,r,orig=g-1123-4,write-out || s.4:f-90,r,orig=g-1124-2,write-out</text:p>
          </table:table-cell>
          <table:table-cell table:style-name="ce21"/>
          <table:table-cell table:style-name="ce3"/>
          <table:table-cell table:style-name="ce3" office:value-type="string">
            <text:p>N-35-35-28.86 E-139-34-49.27</text:p>
          </table:table-cell>
          <table:table-cell table:style-name="ce29" table:formula="of:=IF([.E6]=&quot;&quot;;[.C6];CONCATENATE([.C6];&quot; / &quot;;[.E6]))" office:value-type="string" office:string-value=":m music / log / gt / || s.1:memo,open-arpeggio,tune=KAKI-1,k.B || s.2:f-91,r,orig=g-1124-1,patt.n,R=1 || s.3:f-90,r,orig=g-1123-4,write-out || s.4:f-90,r,orig=g-1124-2,write-out">
            <text:p>:m music / log / gt / || s.1:memo,open-arpeggio,tune=KAKI-1,k.B || s.2:f-91,r,orig=g-1124-1,patt.n,R=1 || s.3:f-90,r,orig=g-1123-4,write-out || s.4:f-90,r,orig=g-1124-2,write-out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7_18-25-57_000.jpg</text:p>
          </table:table-cell>
          <table:table-cell table:style-name="ce19" office:value-type="string">
            <text:p>-*</text:p>
          </table:table-cell>
          <table:table-cell table:style-name="ce12"/>
          <table:table-cell table:style-name="ce3"/>
          <table:table-cell table:style-name="ce3" office:value-type="string">
            <text:p>N-35-35-28.31 E-139-34-49.65</text:p>
          </table:table-cell>
          <table:table-cell table:style-name="ce29" table:formula="of:=IF([.E7]=&quot;&quot;;[.C7];CONCATENATE([.C7];&quot; / &quot;;[.E7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7_18-26-07_000.jpg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3"/>
          <table:table-cell table:style-name="ce3" office:value-type="string">
            <text:p>N-35-35-28.63 E-139-34-49.43</text:p>
          </table:table-cell>
          <table:table-cell table:style-name="ce29" table:formula="of:=IF([.E8]=&quot;&quot;;[.C8];CONCATENATE([.C8];&quot; / &quot;;[.E8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27_18-26-16_000.jpg</text:p>
          </table:table-cell>
          <table:table-cell table:style-name="ce19" office:value-type="string">
            <text:p>-*</text:p>
          </table:table-cell>
          <table:table-cell table:style-name="ce22"/>
          <table:table-cell table:style-name="ce3"/>
          <table:table-cell table:style-name="ce3" office:value-type="string">
            <text:p>N-35-35-28.52 E-139-34-49.38</text:p>
          </table:table-cell>
          <table:table-cell table:style-name="ce29" table:formula="of:=IF([.E9]=&quot;&quot;;[.C9];CONCATENATE([.C9];&quot; / &quot;;[.E9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7_18-26-26_000.jpg</text:p>
          </table:table-cell>
          <table:table-cell table:style-name="ce19" office:value-type="string">
            <text:p>-*</text:p>
          </table:table-cell>
          <table:table-cell table:style-name="ce21"/>
          <table:table-cell table:style-name="ce3"/>
          <table:table-cell table:style-name="ce3" office:value-type="string">
            <text:p>N-35-35-28.6 E-139-34-49.38</text:p>
          </table:table-cell>
          <table:table-cell table:style-name="ce29" table:formula="of:=IF([.E10]=&quot;&quot;;[.C10];CONCATENATE([.C10];&quot; / &quot;;[.E10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1-27_20-47-48_000.jpg</text:p>
          </table:table-cell>
          <table:table-cell table:style-name="ce14" office:value-type="string">
            <text:p>:m 食べた物</text:p>
          </table:table-cell>
          <table:table-cell table:style-name="ce12"/>
          <table:table-cell table:style-name="ce3"/>
          <table:table-cell table:style-name="ce3" office:value-type="string">
            <text:p>N-35-35-28.37 E-139-34-49.43</text:p>
          </table:table-cell>
          <table:table-cell table:style-name="ce29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28_00-18-23_000.jpg</text:p>
          </table:table-cell>
          <table:table-cell table:style-name="ce15" office:value-type="string">
            <text:p>:m :PHOTO 寝た時刻 / 2019</text:p>
          </table:table-cell>
          <table:table-cell table:style-name="ce14"/>
          <table:table-cell table:style-name="ce3"/>
          <table:table-cell table:style-name="ce3" office:value-type="string">
            <text:p>N-35-35-28.7 E-139-34-49.65</text:p>
          </table:table-cell>
          <table:table-cell table:style-name="ce29" table:formula="of:=IF([.E12]=&quot;&quot;;[.C12];CONCATENATE([.C12];&quot; / &quot;;[.E12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28_09-57-50_000.jpg</text:p>
          </table:table-cell>
          <table:table-cell table:style-name="ce14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3.45 E-139-34-50.81</text:p>
          </table:table-cell>
          <table:table-cell table:style-name="ce29" table:formula="of:=IF([.E13]=&quot;&quot;;[.C13];CONCATENATE([.C13];&quot; / &quot;;[.E13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1-28_10-07-52_000.jpg</text:p>
          </table:table-cell>
          <table:table-cell table:style-name="ce14" office:value-type="string">
            <text:p>:m other / 記録　文書 / @自室 / 祈り / 目が覚めたときの祈り</text:p>
          </table:table-cell>
          <table:table-cell table:style-name="ce21"/>
          <table:table-cell table:style-name="ce3"/>
          <table:table-cell table:style-name="ce3" office:value-type="string">
            <text:p>N-35-35-28.64 E-139-34-49.38</text:p>
          </table:table-cell>
          <table:table-cell table:style-name="ce29" table:formula="of:=IF([.E14]=&quot;&quot;;[.C14];CONCATENATE([.C14];&quot; / &quot;;[.E14]))" office:value-type="string" office:string-value=":m other / 記録　文書 / @自室 / 祈り / 目が覚めたときの祈り">
            <text:p>:m other / 記録　文書 / @自室 / 祈り / 目が覚めたときの祈り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1-28_10-18-43_000.jpg</text:p>
          </table:table-cell>
          <table:table-cell table:style-name="ce14" office:value-type="string">
            <text:p>:m Other / やること / t=いつでも / @台所 / 飲み物を用意する</text:p>
          </table:table-cell>
          <table:table-cell table:style-name="ce12"/>
          <table:table-cell table:style-name="ce3"/>
          <table:table-cell table:style-name="ce3" office:value-type="string">
            <text:p>N-35-35-28.89 E-139-34-49.43</text:p>
          </table:table-cell>
          <table:table-cell table:style-name="ce29" table:formula="of:=IF([.E15]=&quot;&quot;;[.C15];CONCATENATE([.C15];&quot; / &quot;;[.E15]))" office:value-type="string" office:string-value=":m Other / やること / t=いつでも / @台所 / 飲み物を用意する">
            <text:p>:m Other / やること / t=いつでも / @台所 / 飲み物を用意する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23_16-42-01_000.m4a</text:p>
          </table:table-cell>
          <table:table-cell table:style-name="ce14" office:value-type="string">
            <text:p>:VOICE-MEMO / @自宅 / メモ / guitar,gt / 演奏、play / g-0923-1 / te-12.n theme=harmonics+normal</text:p>
          </table:table-cell>
          <table:table-cell table:style-name="ce21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メモ / guitar,gt / 演奏、play / g-0923-1 / te-12.n theme=harmonics+normal">
            <text:p>:VOICE-MEMO / @自宅 / メモ / guitar,gt / 演奏、play / g-0923-1 / te-12.n theme=harmonics+normal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23_16-59-02_000.m4a</text:p>
          </table:table-cell>
          <table:table-cell table:style-name="ce14" office:value-type="string">
            <text:p>:VOICE-MEMO / @自宅 / メモ / guitar,gt / 演奏、play / g-0923-2 / f-45 v-1,file=0918-3,em=s1</text:p>
          </table:table-cell>
          <table:table-cell table:style-name="ce12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メモ / guitar,gt / 演奏、play / g-0923-2 / f-45 v-1,file=0918-3,em=s1">
            <text:p>:VOICE-MEMO / @自宅 / メモ / guitar,gt / 演奏、play / g-0923-2 / f-45 v-1,file=0918-3,em=s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23_17-09-21_000.m4a</text:p>
          </table:table-cell>
          <table:table-cell table:style-name="ce14" office:value-type="string">
            <text:p>:VOICE-MEMO / @自宅 / メモ / guitar,gt / 演奏、play / g-0923-3 / f-45 v-2,inst=g+h</text:p>
          </table:table-cell>
          <table:table-cell table:style-name="ce12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メモ / guitar,gt / 演奏、play / g-0923-3 / f-45 v-2,inst=g+h">
            <text:p>:VOICE-MEMO / @自宅 / メモ / guitar,gt / 演奏、play / g-0923-3 / f-45 v-2,inst=g+h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23_17-23-42_000.m4a</text:p>
          </table:table-cell>
          <table:table-cell table:style-name="ce14" office:value-type="string">
            <text:p>:VOICE-MEMO / @自宅 / メモ / guitar,gt / 演奏、play / g-0923-4 / f-45 v-3,inst=g+h,msr.4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メモ / guitar,gt / 演奏、play / g-0923-4 / f-45 v-3,inst=g+h,msr.4">
            <text:p>:VOICE-MEMO / @自宅 / メモ / guitar,gt / 演奏、play / g-0923-4 / f-45 v-3,inst=g+h,msr.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23_17-27-39_000.m4a</text:p>
          </table:table-cell>
          <table:table-cell table:style-name="ce14" office:value-type="string">
            <text:p>:VOICE-MEMO / @自宅 / メモ / guitar,gt / 演奏、play / g-0923-5 / f-45 v-4,inst=g+h,msr.4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メモ / guitar,gt / 演奏、play / g-0923-5 / f-45 v-4,inst=g+h,msr.4">
            <text:p>:VOICE-MEMO / @自宅 / メモ / guitar,gt / 演奏、play / g-0923-5 / f-45 v-4,inst=g+h,msr.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23_17-38-11_000.m4a</text:p>
          </table:table-cell>
          <table:table-cell table:style-name="ce14" office:value-type="string">
            <text:p>:VOICE-MEMO / @自宅 / メモ / guitar,gt / 演奏、play / g-0923-6 / f-57.n type=beat-rock</text:p>
          </table:table-cell>
          <table:table-cell table:style-name="ce21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メモ / guitar,gt / 演奏、play / g-0923-6 / f-57.n type=beat-rock">
            <text:p>:VOICE-MEMO / @自宅 / メモ / guitar,gt / 演奏、play / g-0923-6 / f-57.n type=beat-rock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23_17-42-12_000.m4a</text:p>
          </table:table-cell>
          <table:table-cell table:style-name="ce14" office:value-type="string">
            <text:p>:VOICE-MEMO / @自宅 / メモ / guitar,gt / 演奏、play / g-0923-7 / rev,em=s2,file=0911-2;0918-4</text:p>
          </table:table-cell>
          <table:table-cell table:style-name="ce21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メモ / guitar,gt / 演奏、play / g-0923-7 / rev,em=s2,file=0911-2;0918-4">
            <text:p>:VOICE-MEMO / @自宅 / メモ / guitar,gt / 演奏、play / g-0923-7 / rev,em=s2,file=0911-2;0918-4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23_17-46-41_000.m4a</text:p>
          </table:table-cell>
          <table:table-cell table:style-name="ce14" office:value-type="string">
            <text:p>:VOICE-MEMO / @自宅 / メモ / guitar,gt / 演奏、play / g-0923-8 / rev,em=s2,file=0911-2;0918-4,var-</text:p>
          </table:table-cell>
          <table:table-cell table:style-name="ce12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メモ / guitar,gt / 演奏、play / g-0923-8 / rev,em=s2,file=0911-2;0918-4,var-">
            <text:p>:VOICE-MEMO / @自宅 / メモ / guitar,gt / 演奏、play / g-0923-8 / rev,em=s2,file=0911-2;0918-4,var-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09-23_18-05-34_000.m4a</text:p>
          </table:table-cell>
          <table:table-cell table:style-name="ce14" office:value-type="string">
            <text:p>:VOICE-MEMO / @自宅 / メモ / guitar,gt / 演奏、play / g-0923-9 / c.p.-13.n email-1,cp=I-VIm7-IIm7-V7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OICE-MEMO / @自宅 / メモ / guitar,gt / 演奏、play / g-0923-9 / c.p.-13.n email-1,cp=I-VIm7-IIm7-V7">
            <text:p>:VOICE-MEMO / @自宅 / メモ / guitar,gt / 演奏、play / g-0923-9 / c.p.-13.n email-1,cp=I-VIm7-IIm7-V7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1-26_15-46-28_000.mov</text:p>
          </table:table-cell>
          <table:table-cell table:style-name="ce6" office:value-type="string">
            <text:p>:VIDEO / @自宅 / メモ / kb,keyboard / 演奏、play / k-1126-1 / f-14 patt.n</text:p>
          </table:table-cell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string" office:string-value=":VIDEO / @自宅 / メモ / kb,keyboard / 演奏、play / k-1126-1 / f-14 patt.n">
            <text:p>:VIDEO / @自宅 / メモ / kb,keyboard / 演奏、play / k-1126-1 / f-14 patt.n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1-27_17-18-04_000.mov</text:p>
          </table:table-cell>
          <table:table-cell table:style-name="ce6" office:value-type="string">
            <text:p>:VIDEO / @自宅 / メモ / guitar,gt / 演奏、play / g-1127-1 / f-91 r,orig=g-1124-1,patt.n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string" office:string-value=":VIDEO / @自宅 / メモ / guitar,gt / 演奏、play / g-1127-1 / f-91 r,orig=g-1124-1,patt.n,R=1">
            <text:p>:VIDEO / @自宅 / メモ / guitar,gt / 演奏、play / g-1127-1 / f-91 r,orig=g-1124-1,patt.n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2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21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12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1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2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1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1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3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3">
            <text:p>2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6">
            <text:p>26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6">
            <text:p>26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6" table:formula="of:=COUNTIF([.$C$2:.$C26];&quot;-\*&quot;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6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6" table:formula="of:=COUNTA([.$B$2:.$B26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6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6" table:formula="of:=COUNTIF([.$C$2:.$C26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6" table:formula="of:=COUNTIF([.$C$2:.$C26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6" table:formula="of:=COUNTIF([.$C$2:.$C26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6];[.B262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6" table:formula="of:=COUNTIF([.$C$2:.$C26];[.B26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6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6" table:formula="of:=COUNTIF([.$C$2:.$C2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23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95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2019/11/28</text:date>, <text:time>11:56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8T11:56:02.22</dc:date>
    <dc:creator>iwabuchi ken</dc:creator>
    <meta:editing-duration>P13DT17H26M45S</meta:editing-duration>
    <meta:editing-cycles>5573</meta:editing-cycles>
    <meta:document-statistic meta:table-count="1" meta:cell-count="762" meta:object-count="0"/>
  </office:meta>
</office:document-meta>
</file>